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onsolas" svg:font-family="Consolas" style:font-family-generic="modern" style:font-pitch="fixed" svg:panose-1="2 11 6 9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2">
      <text:list-level-style-bullet text:level="1" text:style-name="WW_CharLFO2LVL1" text:bullet-char="">
        <style:list-level-properties text:space-before="0.3437in" text:min-label-width="0.25in" text:list-level-position-and-space-mode="label-alignment">
          <style:list-level-label-alignment text:label-followed-by="listtab" fo:margin-left="0.5937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8437in" text:min-label-width="0.25in" text:list-level-position-and-space-mode="label-alignment">
          <style:list-level-label-alignment text:label-followed-by="listtab" fo:margin-left="1.0937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3437in" text:min-label-width="0.25in" text:list-level-position-and-space-mode="label-alignment">
          <style:list-level-label-alignment text:label-followed-by="listtab" fo:margin-left="1.5937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8437in" text:min-label-width="0.25in" text:list-level-position-and-space-mode="label-alignment">
          <style:list-level-label-alignment text:label-followed-by="listtab" fo:margin-left="2.0937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3437in" text:min-label-width="0.25in" text:list-level-position-and-space-mode="label-alignment">
          <style:list-level-label-alignment text:label-followed-by="listtab" fo:margin-left="2.5937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8437in" text:min-label-width="0.25in" text:list-level-position-and-space-mode="label-alignment">
          <style:list-level-label-alignment text:label-followed-by="listtab" fo:margin-left="3.0937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3437in" text:min-label-width="0.25in" text:list-level-position-and-space-mode="label-alignment">
          <style:list-level-label-alignment text:label-followed-by="listtab" fo:margin-left="3.5937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8437in" text:min-label-width="0.25in" text:list-level-position-and-space-mode="label-alignment">
          <style:list-level-label-alignment text:label-followed-by="listtab" fo:margin-left="4.0937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3437in" text:min-label-width="0.25in" text:list-level-position-and-space-mode="label-alignment">
          <style:list-level-label-alignment text:label-followed-by="listtab" fo:margin-left="4.5937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  <style:text-properties fo:font-size="18pt" style:font-size-asian="18pt" style:font-size-complex="18pt"/>
    </style:style>
    <style:style style:name="P2" style:parent-style-name="Normal" style:family="paragraph">
      <style:text-properties fo:font-size="18pt" style:font-size-asian="18pt" style:font-size-complex="18pt"/>
    </style:style>
    <style:style style:name="P3" style:parent-style-name="Normal" style:family="paragraph">
      <style:text-properties fo:font-size="18pt" style:font-size-asian="18pt" style:font-size-complex="18pt"/>
    </style:style>
    <style:style style:name="T4" style:parent-style-name="Strong" style:family="text">
      <style:text-properties fo:font-weight="normal" style:font-weight-asian="normal" fo:letter-spacing="-0.0006in" fo:font-size="16pt" style:font-size-asian="16pt" style:font-size-complex="16pt" fo:background-color="#FFFFFF"/>
    </style:style>
    <style:style style:name="T5" style:parent-style-name="DefaultParagraphFont" style:family="text">
      <style:text-properties fo:letter-spacing="-0.0006in" fo:font-size="16pt" style:font-size-asian="16pt" style:font-size-complex="16pt" fo:background-color="#FFFFFF"/>
    </style:style>
    <style:style style:name="T6" style:parent-style-name="Strong" style:family="text">
      <style:text-properties fo:font-weight="normal" style:font-weight-asian="normal" fo:letter-spacing="-0.0006in" fo:font-size="16pt" style:font-size-asian="16pt" style:font-size-complex="16pt" fo:background-color="#FFFFFF"/>
    </style:style>
    <style:style style:name="T7" style:parent-style-name="DefaultParagraphFont" style:family="text">
      <style:text-properties fo:letter-spacing="-0.0006in" fo:font-size="16pt" style:font-size-asian="16pt" style:font-size-complex="16pt" fo:background-color="#FFFFFF"/>
    </style:style>
    <style:style style:name="T8" style:parent-style-name="Strong" style:family="text">
      <style:text-properties fo:font-weight="normal" style:font-weight-asian="normal" fo:letter-spacing="-0.0006in" fo:font-size="16pt" style:font-size-asian="16pt" style:font-size-complex="16pt" fo:background-color="#FFFFFF"/>
    </style:style>
    <style:style style:name="T9" style:parent-style-name="DefaultParagraphFont" style:family="text">
      <style:text-properties fo:letter-spacing="-0.0006in" fo:font-size="16pt" style:font-size-asian="16pt" style:font-size-complex="16pt" fo:background-color="#FFFFFF"/>
    </style:style>
    <style:style style:name="P10" style:parent-style-name="Normal" style:family="paragraph">
      <style:text-properties style:font-name="Calibri Light" fo:font-weight="bold" style:font-weight-asian="bold" fo:letter-spacing="-0.0006in" fo:font-size="16pt" style:font-size-asian="16pt" style:font-size-complex="16pt" fo:background-color="#FFFFFF"/>
    </style:style>
    <style:style style:name="P11" style:parent-style-name="ListParagraph" style:list-style-name="LFO5" style:family="paragraph">
      <style:text-properties style:font-name="Calibri Light" fo:letter-spacing="-0.0006in" fo:font-size="16pt" style:font-size-asian="16pt" style:font-size-complex="16pt" fo:background-color="#FFFFFF"/>
    </style:style>
    <style:style style:name="P12" style:parent-style-name="HTMLPreformatted" style:family="paragraph">
      <style:paragraph-properties style:vertical-align="baseline" fo:background-color="#EFF0F1"/>
    </style:style>
    <style:style style:name="T13" style:parent-style-name="HTMLCode" style:family="text">
      <style:text-properties style:font-name="Calibri Light" style:font-name-complex="Times New Roman" fo:color="#242729" fo:font-size="16pt" style:font-size-asian="16pt" style:font-size-complex="16pt" fo:background-color="#EFF0F1"/>
    </style:style>
    <style:style style:name="P14" style:parent-style-name="HTMLPreformatted" style:family="paragraph">
      <style:paragraph-properties style:vertical-align="baseline" fo:background-color="#EFF0F1"/>
    </style:style>
    <style:style style:name="P15" style:parent-style-name="ListParagraph" style:list-style-name="LFO5" style:family="paragraph">
      <style:text-properties style:font-name="Calibri Light" style:font-name-complex="Arial" fo:color="#242729" fo:font-size="16pt" style:font-size-asian="16pt" style:font-size-complex="16pt" fo:background-color="#FFFFFF"/>
    </style:style>
    <style:style style:name="P16" style:parent-style-name="HTMLPreformatted" style:family="paragraph">
      <style:paragraph-properties style:vertical-align="baseline" fo:background-color="#EFF0F1"/>
    </style:style>
    <style:style style:name="T17" style:parent-style-name="HTMLCode" style:family="text">
      <style:text-properties style:font-name="Calibri Light" style:font-name-complex="Consolas" fo:color="#242729" fo:font-size="16pt" style:font-size-asian="16pt" style:font-size-complex="16pt" fo:background-color="#EFF0F1"/>
    </style:style>
    <style:style style:name="P18" style:parent-style-name="HTMLPreformatted" style:family="paragraph">
      <style:paragraph-properties style:vertical-align="baseline" fo:background-color="#EFF0F1"/>
    </style:style>
    <style:style style:name="T19" style:parent-style-name="HTMLCode" style:family="text">
      <style:text-properties style:font-name="Calibri Light" style:font-name-complex="Consolas" fo:color="#242729" fo:font-size="16pt" style:font-size-asian="16pt" style:font-size-complex="16pt" fo:background-color="#EFF0F1"/>
    </style:style>
    <style:style style:name="P20" style:parent-style-name="ListParagraph" style:list-style-name="LFO5" style:family="paragraph"/>
    <style:style style:name="T21" style:parent-style-name="DefaultParagraphFont" style:family="text">
      <style:text-properties style:font-name="Calibri Light" style:font-name-complex="Arial" fo:color="#242729" fo:font-size="16pt" style:font-size-asian="16pt" style:font-size-complex="16pt" fo:background-color="#FFFFFF"/>
    </style:style>
    <style:style style:name="T22" style:parent-style-name="HTMLCode" style:family="text">
      <style:text-properties style:font-name="Calibri Light" style:font-name-asian="Calibri" style:font-name-complex="Consolas" fo:color="#242729" fo:font-size="16pt" style:font-size-asian="16pt" style:font-size-complex="16pt" fo:background-color="#EFF0F1"/>
    </style:style>
    <style:style style:name="T23" style:parent-style-name="DefaultParagraphFont" style:family="text">
      <style:text-properties style:font-name="Calibri Light" style:font-name-complex="Arial" fo:color="#242729" fo:font-size="16pt" style:font-size-asian="16pt" style:font-size-complex="16pt" fo:background-color="#FFFFFF"/>
    </style:style>
    <style:style style:name="T24" style:parent-style-name="HTMLCode" style:family="text">
      <style:text-properties style:font-name="Calibri Light" style:font-name-asian="Calibri" style:font-name-complex="Consolas" fo:color="#242729" fo:font-size="16pt" style:font-size-asian="16pt" style:font-size-complex="16pt" fo:background-color="#EFF0F1"/>
    </style:style>
    <style:style style:name="T25" style:parent-style-name="DefaultParagraphFont" style:family="text">
      <style:text-properties style:font-name="Calibri Light" style:font-name-complex="Arial" fo:color="#242729" fo:font-size="16pt" style:font-size-asian="16pt" style:font-size-complex="16pt" fo:background-color="#FFFFFF"/>
    </style:style>
    <style:style style:name="P26" style:parent-style-name="HTMLPreformatted" style:family="paragraph">
      <style:paragraph-properties style:vertical-align="baseline" fo:background-color="#EFF0F1"/>
    </style:style>
    <style:style style:name="T27" style:parent-style-name="HTMLCode" style:family="text">
      <style:text-properties style:font-name="Calibri Light" style:font-name-complex="Consolas" fo:color="#242729" fo:font-size="16pt" style:font-size-asian="16pt" style:font-size-complex="16pt" fo:background-color="#EFF0F1"/>
    </style:style>
    <style:style style:name="P28" style:parent-style-name="HTMLPreformatted" style:family="paragraph">
      <style:paragraph-properties style:vertical-align="baseline" fo:background-color="#EFF0F1"/>
    </style:style>
    <style:style style:name="T29" style:parent-style-name="HTMLCode" style:family="text">
      <style:text-properties style:font-name="Calibri Light" style:font-name-complex="Consolas" fo:color="#242729" fo:font-size="16pt" style:font-size-asian="16pt" style:font-size-complex="16pt" fo:background-color="#EFF0F1"/>
    </style:style>
    <style:style style:name="P30" style:parent-style-name="HTMLPreformatted" style:family="paragraph">
      <style:paragraph-properties style:vertical-align="baseline" fo:background-color="#EFF0F1"/>
    </style:style>
    <style:style style:name="T31" style:parent-style-name="HTMLCode" style:family="text">
      <style:text-properties style:font-name="Calibri Light" style:font-name-complex="Consolas" fo:color="#242729" fo:font-size="16pt" style:font-size-asian="16pt" style:font-size-complex="16pt" fo:background-color="#EFF0F1"/>
    </style:style>
    <style:style style:name="P32" style:parent-style-name="HTMLPreformatted" style:family="paragraph">
      <style:paragraph-properties style:vertical-align="baseline" fo:background-color="#EFF0F1"/>
    </style:style>
    <style:style style:name="T33" style:parent-style-name="HTMLCode" style:family="text">
      <style:text-properties style:font-name="Calibri Light" style:font-name-complex="Consolas" fo:color="#242729" fo:font-size="16pt" style:font-size-asian="16pt" style:font-size-complex="16pt" fo:background-color="#EFF0F1"/>
    </style:style>
    <style:style style:name="P34" style:parent-style-name="HTMLPreformatted" style:family="paragraph">
      <style:paragraph-properties style:vertical-align="baseline" fo:background-color="#EFF0F1"/>
    </style:style>
    <style:style style:name="P35" style:parent-style-name="HTMLPreformatted" style:list-style-name="LFO5" style:family="paragraph">
      <style:paragraph-properties style:vertical-align="baseline" fo:background-color="#EFF0F1"/>
      <style:text-properties style:font-name="Calibri Light" style:font-name-complex="Arial" fo:color="#242729" fo:font-size="16pt" style:font-size-asian="16pt" style:font-size-complex="16pt" fo:background-color="#FFFFFF"/>
    </style:style>
    <style:style style:name="P36" style:parent-style-name="HTMLPreformatted" style:list-style-name="LFO5" style:family="paragraph">
      <style:paragraph-properties style:vertical-align="baseline" fo:background-color="#EFF0F1"/>
      <style:text-properties style:font-name="Calibri Light" style:font-name-complex="Arial" fo:color="#242729" fo:font-size="16pt" style:font-size-asian="16pt" style:font-size-complex="16pt" fo:background-color="#FFFFFF"/>
    </style:style>
    <style:style style:name="P37" style:parent-style-name="HTMLPreformatted" style:family="paragraph">
      <style:paragraph-properties style:vertical-align="baseline" fo:background-color="#EFF0F1"/>
      <style:text-properties style:font-name="Calibri Light" style:font-name-complex="Arial" fo:color="#242729" fo:font-size="16pt" style:font-size-asian="16pt" style:font-size-complex="16pt" fo:background-color="#FFFFFF"/>
    </style:style>
    <style:style style:name="P38" style:parent-style-name="HTMLPreformatted" style:family="paragraph">
      <style:paragraph-properties style:vertical-align="baseline" fo:background-color="#EFF0F1"/>
    </style:style>
    <style:style style:name="T39" style:parent-style-name="HTMLCode" style:family="text">
      <style:text-properties style:font-name="Calibri Light" style:font-name-complex="Consolas" fo:color="#242729" fo:font-size="16pt" style:font-size-asian="16pt" style:font-size-complex="16pt" fo:background-color="#EFF0F1"/>
    </style:style>
    <style:style style:name="P40" style:parent-style-name="HTMLPreformatted" style:family="paragraph">
      <style:paragraph-properties style:vertical-align="baseline" fo:background-color="#EFF0F1"/>
      <style:text-properties style:font-name="Calibri Light" style:font-name-complex="Consolas" fo:color="#242729" fo:font-size="16pt" style:font-size-asian="16pt" style:font-size-complex="16pt"/>
    </style:style>
    <style:style style:name="P41" style:parent-style-name="NormalWeb" style:list-style-name="LFO5" style:family="paragraph">
      <style:paragraph-properties style:vertical-align="baseline" fo:margin-top="0in" fo:margin-bottom="0.1666in" fo:background-color="#FFFFFF"/>
      <style:text-properties style:font-name="Calibri Light" style:font-name-complex="Arial" fo:color="#242729" fo:font-size="16pt" style:font-size-asian="16pt" style:font-size-complex="16pt"/>
    </style:style>
    <style:style style:name="P42" style:parent-style-name="HTMLPreformatted" style:family="paragraph">
      <style:paragraph-properties style:vertical-align="baseline" fo:background-color="#EFF0F1"/>
    </style:style>
    <style:style style:name="T43" style:parent-style-name="HTMLCode" style:family="text">
      <style:text-properties style:font-name="Calibri Light" style:font-name-complex="Consolas" fo:color="#242729" fo:font-size="16pt" style:font-size-asian="16pt" style:font-size-complex="16pt" fo:background-color="#EFF0F1"/>
    </style:style>
    <style:style style:name="P44" style:parent-style-name="NormalWeb" style:list-style-name="LFO5" style:family="paragraph">
      <style:paragraph-properties style:vertical-align="baseline" fo:margin-top="0in" fo:margin-bottom="0.1666in" fo:background-color="#FFFFFF"/>
      <style:text-properties style:font-name="Calibri Light" style:font-name-complex="Arial" fo:color="#242729" fo:font-size="16pt" style:font-size-asian="16pt" style:font-size-complex="16pt"/>
    </style:style>
    <style:style style:name="P45" style:parent-style-name="HTMLPreformatted" style:family="paragraph">
      <style:paragraph-properties style:vertical-align="baseline" fo:background-color="#EFF0F1"/>
    </style:style>
    <style:style style:name="T46" style:parent-style-name="HTMLCode" style:family="text">
      <style:text-properties style:font-name="Calibri Light" style:font-name-complex="Consolas" fo:color="#242729" fo:font-size="16pt" style:font-size-asian="16pt" style:font-size-complex="16pt" fo:background-color="#EFF0F1"/>
    </style:style>
    <style:style style:name="P47" style:parent-style-name="HTMLPreformatted" style:family="paragraph">
      <style:paragraph-properties style:vertical-align="baseline" fo:background-color="#EFF0F1"/>
    </style:style>
    <style:style style:name="P48" style:parent-style-name="HTMLPreformatted" style:list-style-name="LFO5" style:family="paragraph">
      <style:paragraph-properties style:vertical-align="baseline" fo:background-color="#EFF0F1"/>
    </style:style>
    <style:style style:name="T49" style:parent-style-name="HTMLCode" style:family="text">
      <style:text-properties style:font-name="Calibri Light" style:font-name-complex="Consolas" fo:color="#242729" fo:font-size="16pt" style:font-size-asian="16pt" style:font-size-complex="16pt" fo:background-color="#EFF0F1"/>
    </style:style>
    <style:style style:name="P50" style:parent-style-name="HTMLPreformatted" style:family="paragraph">
      <style:paragraph-properties style:vertical-align="baseline" fo:background-color="#EFF0F1"/>
      <style:text-properties style:font-name="Calibri Light" style:font-name-complex="Consolas" fo:color="#242729" fo:font-size="16pt" style:font-size-asian="16pt" style:font-size-complex="16pt" fo:background-color="#EFF0F1"/>
    </style:style>
    <style:style style:name="P51" style:parent-style-name="HTMLPreformatted" style:family="paragraph">
      <style:paragraph-properties style:vertical-align="baseline" fo:background-color="#EFF0F1"/>
      <style:text-properties style:font-name="Calibri Light" style:font-name-complex="Consolas" fo:color="#242729" fo:font-size="16pt" style:font-size-asian="16pt" style:font-size-complex="16pt" fo:background-color="#EFF0F1"/>
    </style:style>
    <style:style style:name="P52" style:parent-style-name="HTMLPreformatted" style:family="paragraph">
      <style:paragraph-properties style:vertical-align="baseline" fo:background-color="#EFF0F1"/>
      <style:text-properties style:font-name="Calibri Light" style:font-name-complex="Consolas" fo:color="#242729" fo:font-size="16pt" style:font-size-asian="16pt" style:font-size-complex="16pt" fo:background-color="#EFF0F1"/>
    </style:style>
    <style:style style:name="P53" style:parent-style-name="ListParagraph" style:list-style-name="LFO5" style:family="paragraph">
      <style:paragraph-properties style:vertical-align="baseline" fo:margin-bottom="0in" fo:line-height="100%" fo:background-color="#FFFFFF"/>
    </style:style>
    <style:style style:name="T54" style:parent-style-name="DefaultParagraphFont" style:family="text">
      <style:text-properties style:font-name="Calibri Light" style:font-name-asian="Times New Roman" style:font-name-complex="Arial" fo:color="#242729" fo:font-size="16pt" style:font-size-asian="16pt" style:font-size-complex="16pt" style:language-asian="en" style:country-asian="IN"/>
    </style:style>
    <style:style style:name="T55" style:parent-style-name="DefaultParagraphFont" style:family="text">
      <style:text-properties style:font-name="Calibri Light" style:font-name-asian="Times New Roman" style:font-name-complex="Consolas" fo:color="#242729" fo:font-size="16pt" style:font-size-asian="16pt" style:font-size-complex="16pt" fo:background-color="#EFF0F1" style:language-asian="en" style:country-asian="IN"/>
    </style:style>
    <style:style style:name="P56" style:parent-style-name="Normal" style:family="paragraph">
      <style:paragraph-properties style:vertical-align="baseline" fo:margin-bottom="0in" fo:line-height="100%" fo:background-color="#EFF0F1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alibri Light" style:font-name-asian="Times New Roman" style:font-name-complex="Consolas" fo:color="#242729" fo:font-size="16pt" style:font-size-asian="16pt" style:font-size-complex="16pt" fo:background-color="#EFF0F1" style:language-asian="en" style:country-asian="IN"/>
    </style:style>
    <style:style style:name="P57" style:parent-style-name="ListParagraph" style:list-style-name="LFO5" style:family="paragraph">
      <style:paragraph-properties style:vertical-align="baseline" fo:margin-bottom="0.1666in" fo:line-height="100%" fo:background-color="#FFFFFF"/>
      <style:text-properties style:font-name="Calibri Light" style:font-name-asian="Times New Roman" style:font-name-complex="Arial" fo:color="#242729" fo:font-size="16pt" style:font-size-asian="16pt" style:font-size-complex="16pt" style:language-asian="en" style:country-asian="IN"/>
    </style:style>
    <style:style style:name="P58" style:parent-style-name="Normal" style:family="paragraph">
      <style:paragraph-properties style:vertical-align="baseline" fo:margin-bottom="0in" fo:line-height="100%" fo:background-color="#EFF0F1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alibri Light" style:font-name-asian="Times New Roman" style:font-name-complex="Consolas" fo:color="#242729" fo:font-size="16pt" style:font-size-asian="16pt" style:font-size-complex="16pt" fo:background-color="#EFF0F1" style:language-asian="en" style:country-asian="IN"/>
    </style:style>
    <style:style style:name="P59" style:parent-style-name="Normal" style:family="paragraph">
      <style:paragraph-properties style:vertical-align="baseline" fo:margin-bottom="0in" fo:line-height="100%" fo:background-color="#EFF0F1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alibri Light" style:font-name-asian="Times New Roman" style:font-name-complex="Consolas" fo:color="#242729" fo:font-size="16pt" style:font-size-asian="16pt" style:font-size-complex="16pt" fo:background-color="#EFF0F1" style:language-asian="en" style:country-asian="IN"/>
    </style:style>
    <style:style style:name="P60" style:parent-style-name="Normal" style:family="paragraph">
      <style:paragraph-properties style:vertical-align="baseline" fo:margin-bottom="0in" fo:line-height="100%" fo:background-color="#EFF0F1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alibri Light" style:font-name-asian="Times New Roman" style:font-name-complex="Consolas" fo:color="#242729" fo:font-size="16pt" style:font-size-asian="16pt" style:font-size-complex="16pt" fo:background-color="#EFF0F1" style:language-asian="en" style:country-asian="IN"/>
    </style:style>
    <style:style style:name="P61" style:parent-style-name="Normal" style:family="paragraph">
      <style:paragraph-properties style:vertical-align="baseline" fo:margin-bottom="0in" fo:line-height="100%" fo:background-color="#EFF0F1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alibri Light" style:font-name-asian="Times New Roman" style:font-name-complex="Consolas" fo:color="#242729" fo:font-size="16pt" style:font-size-asian="16pt" style:font-size-complex="16pt" fo:background-color="#EFF0F1" style:language-asian="en" style:country-asian="IN"/>
    </style:style>
    <style:style style:name="P62" style:parent-style-name="ListParagraph" style:list-style-name="LFO5" style:family="paragraph">
      <style:paragraph-properties style:vertical-align="baseline" fo:margin-bottom="0.1666in" fo:line-height="100%" fo:background-color="#FFFFFF"/>
      <style:text-properties style:font-name="Calibri Light" style:font-name-asian="Times New Roman" style:font-name-complex="Arial" fo:color="#242729" fo:font-size="16pt" style:font-size-asian="16pt" style:font-size-complex="16pt" style:language-asian="en" style:country-asian="IN"/>
    </style:style>
    <style:style style:name="P63" style:parent-style-name="Normal" style:family="paragraph">
      <style:paragraph-properties style:vertical-align="baseline" fo:margin-bottom="0in" fo:line-height="100%" fo:background-color="#EFF0F1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alibri Light" style:font-name-asian="Times New Roman" style:font-name-complex="Consolas" fo:color="#242729" fo:font-size="16pt" style:font-size-asian="16pt" style:font-size-complex="16pt" fo:background-color="#EFF0F1" style:language-asian="en" style:country-asian="IN"/>
    </style:style>
    <style:style style:name="P64" style:parent-style-name="Normal" style:family="paragraph">
      <style:paragraph-properties style:vertical-align="baseline" fo:margin-bottom="0in" fo:line-height="100%" fo:background-color="#EFF0F1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alibri Light" style:font-name-asian="Times New Roman" style:font-name-complex="Consolas" fo:color="#242729" fo:font-size="16pt" style:font-size-asian="16pt" style:font-size-complex="16pt" fo:background-color="#EFF0F1" style:language-asian="en" style:country-asian="IN"/>
    </style:style>
    <style:style style:name="P65" style:parent-style-name="Normal" style:family="paragraph">
      <style:paragraph-properties style:vertical-align="baseline" fo:margin-bottom="0in" fo:line-height="100%" fo:background-color="#EFF0F1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alibri Light" style:font-name-asian="Times New Roman" style:font-name-complex="Consolas" fo:color="#242729" fo:font-size="16pt" style:font-size-asian="16pt" style:font-size-complex="16pt" fo:background-color="#EFF0F1" style:language-asian="en" style:country-asian="IN"/>
    </style:style>
    <style:style style:name="P66" style:parent-style-name="Normal" style:family="paragraph">
      <style:paragraph-properties style:vertical-align="baseline" fo:margin-bottom="0in" fo:line-height="100%" fo:background-color="#EFF0F1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alibri Light" style:font-name-asian="Times New Roman" style:font-name-complex="Consolas" fo:color="#242729" fo:font-size="16pt" style:font-size-asian="16pt" style:font-size-complex="16pt" fo:background-color="#EFF0F1" style:language-asian="en" style:country-asian="IN"/>
    </style:style>
    <style:style style:name="P67" style:parent-style-name="ListParagraph" style:list-style-name="LFO5" style:family="paragraph">
      <style:paragraph-properties style:vertical-align="baseline" fo:margin-bottom="0.1666in" fo:line-height="100%" fo:background-color="#FFFFFF"/>
      <style:text-properties style:font-name="Calibri Light" style:font-name-asian="Times New Roman" style:font-name-complex="Arial" fo:color="#242729" fo:font-size="16pt" style:font-size-asian="16pt" style:font-size-complex="16pt" style:language-asian="en" style:country-asian="IN"/>
    </style:style>
    <style:style style:name="P68" style:parent-style-name="Normal" style:family="paragraph">
      <style:paragraph-properties style:vertical-align="baseline" fo:margin-bottom="0in" fo:line-height="100%" fo:background-color="#EFF0F1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alibri Light" style:font-name-asian="Times New Roman" style:font-name-complex="Consolas" fo:color="#242729" fo:font-size="16pt" style:font-size-asian="16pt" style:font-size-complex="16pt" fo:background-color="#EFF0F1" style:language-asian="en" style:country-asian="IN"/>
    </style:style>
    <style:style style:name="P69" style:parent-style-name="Normal" style:family="paragraph">
      <style:paragraph-properties style:vertical-align="baseline" fo:margin-bottom="0.1666in" fo:line-height="100%" fo:background-color="#FFFFFF"/>
      <style:text-properties style:font-name="Calibri Light" style:font-name-asian="Times New Roman" style:font-name-complex="Arial" fo:color="#242729" fo:font-size="16pt" style:font-size-asian="16pt" style:font-size-complex="16pt" style:language-asian="en" style:country-asian="IN"/>
    </style:style>
    <style:style style:name="P70" style:parent-style-name="Normal" style:list-style-name="LFO1" style:family="paragraph">
      <style:paragraph-properties style:vertical-align="baseline" fo:margin-bottom="0in" fo:line-height="100%" fo:margin-left="0.3125in" fo:background-color="#FFFFFF">
        <style:tab-stops>
          <style:tab-stop style:type="left" style:position="0.1875in"/>
        </style:tab-stops>
      </style:paragraph-properties>
      <style:text-properties style:font-name="Calibri Light" style:font-name-asian="Times New Roman" style:font-name-complex="Arial" fo:color="#242729" fo:font-size="16pt" style:font-size-asian="16pt" style:font-size-complex="16pt" style:language-asian="en" style:country-asian="IN"/>
    </style:style>
    <style:style style:name="P71" style:parent-style-name="Normal" style:list-style-name="LFO1" style:family="paragraph">
      <style:paragraph-properties style:vertical-align="baseline" fo:margin-bottom="0in" fo:line-height="100%" fo:margin-left="0.3125in" fo:background-color="#EFF0F1">
        <style:tab-stops>
          <style:tab-stop style:type="left" style:position="0.3236in"/>
          <style:tab-stop style:type="left" style:position="0.9597in"/>
          <style:tab-stop style:type="left" style:position="1.5958in"/>
          <style:tab-stop style:type="left" style:position="2.2319in"/>
          <style:tab-stop style:type="left" style:position="2.868in"/>
          <style:tab-stop style:type="left" style:position="3.5041in"/>
          <style:tab-stop style:type="left" style:position="4.1402in"/>
          <style:tab-stop style:type="left" style:position="4.7763in"/>
          <style:tab-stop style:type="left" style:position="5.4125in"/>
          <style:tab-stop style:type="left" style:position="6.0486in"/>
          <style:tab-stop style:type="left" style:position="6.6847in"/>
          <style:tab-stop style:type="left" style:position="7.3208in"/>
          <style:tab-stop style:type="left" style:position="7.9569in"/>
          <style:tab-stop style:type="left" style:position="8.593in"/>
          <style:tab-stop style:type="left" style:position="9.2291in"/>
          <style:tab-stop style:type="left" style:position="9.8652in"/>
        </style:tab-stops>
      </style:paragraph-properties>
      <style:text-properties style:font-name="Calibri Light" style:font-name-asian="Times New Roman" style:font-name-complex="Consolas" fo:color="#242729" fo:font-size="16pt" style:font-size-asian="16pt" style:font-size-complex="16pt" fo:background-color="#EFF0F1" style:language-asian="en" style:country-asian="IN"/>
    </style:style>
    <style:style style:name="P72" style:parent-style-name="Normal" style:list-style-name="LFO1" style:family="paragraph">
      <style:paragraph-properties style:vertical-align="baseline" fo:margin-bottom="0in" fo:line-height="100%" fo:margin-left="0.3125in" fo:background-color="#FFFFFF">
        <style:tab-stops>
          <style:tab-stop style:type="left" style:position="0.1875in"/>
        </style:tab-stops>
      </style:paragraph-properties>
      <style:text-properties style:font-name="Calibri Light" style:font-name-asian="Times New Roman" style:font-name-complex="Arial" fo:color="#242729" fo:font-size="16pt" style:font-size-asian="16pt" style:font-size-complex="16pt" style:language-asian="en" style:country-asian="IN"/>
    </style:style>
    <style:style style:name="P73" style:parent-style-name="Normal" style:list-style-name="LFO1" style:family="paragraph">
      <style:paragraph-properties style:vertical-align="baseline" fo:margin-bottom="0in" fo:line-height="100%" fo:margin-left="0.3125in" fo:background-color="#EFF0F1">
        <style:tab-stops>
          <style:tab-stop style:type="left" style:position="0.3236in"/>
          <style:tab-stop style:type="left" style:position="0.9597in"/>
          <style:tab-stop style:type="left" style:position="1.5958in"/>
          <style:tab-stop style:type="left" style:position="2.2319in"/>
          <style:tab-stop style:type="left" style:position="2.868in"/>
          <style:tab-stop style:type="left" style:position="3.5041in"/>
          <style:tab-stop style:type="left" style:position="4.1402in"/>
          <style:tab-stop style:type="left" style:position="4.7763in"/>
          <style:tab-stop style:type="left" style:position="5.4125in"/>
          <style:tab-stop style:type="left" style:position="6.0486in"/>
          <style:tab-stop style:type="left" style:position="6.6847in"/>
          <style:tab-stop style:type="left" style:position="7.3208in"/>
          <style:tab-stop style:type="left" style:position="7.9569in"/>
          <style:tab-stop style:type="left" style:position="8.593in"/>
          <style:tab-stop style:type="left" style:position="9.2291in"/>
          <style:tab-stop style:type="left" style:position="9.8652in"/>
        </style:tab-stops>
      </style:paragraph-properties>
      <style:text-properties style:font-name="Calibri Light" style:font-name-asian="Times New Roman" style:font-name-complex="Consolas" fo:color="#242729" fo:font-size="16pt" style:font-size-asian="16pt" style:font-size-complex="16pt" fo:background-color="#EFF0F1" style:language-asian="en" style:country-asian="IN"/>
    </style:style>
    <style:style style:name="P74" style:parent-style-name="Normal" style:list-style-name="LFO1" style:family="paragraph">
      <style:paragraph-properties style:vertical-align="baseline" fo:margin-bottom="0in" fo:line-height="100%" fo:margin-left="0.3125in" fo:background-color="#FFFFFF">
        <style:tab-stops>
          <style:tab-stop style:type="left" style:position="0.1875in"/>
        </style:tab-stops>
      </style:paragraph-properties>
      <style:text-properties style:font-name="Calibri Light" style:font-name-asian="Times New Roman" style:font-name-complex="Arial" fo:color="#242729" fo:font-size="16pt" style:font-size-asian="16pt" style:font-size-complex="16pt" style:language-asian="en" style:country-asian="IN"/>
    </style:style>
    <style:style style:name="P75" style:parent-style-name="Normal" style:list-style-name="LFO1" style:family="paragraph">
      <style:paragraph-properties style:vertical-align="baseline" fo:margin-bottom="0in" fo:line-height="100%" fo:margin-left="0.3125in" fo:background-color="#EFF0F1">
        <style:tab-stops>
          <style:tab-stop style:type="left" style:position="0.3236in"/>
          <style:tab-stop style:type="left" style:position="0.9597in"/>
          <style:tab-stop style:type="left" style:position="1.5958in"/>
          <style:tab-stop style:type="left" style:position="2.2319in"/>
          <style:tab-stop style:type="left" style:position="2.868in"/>
          <style:tab-stop style:type="left" style:position="3.5041in"/>
          <style:tab-stop style:type="left" style:position="4.1402in"/>
          <style:tab-stop style:type="left" style:position="4.7763in"/>
          <style:tab-stop style:type="left" style:position="5.4125in"/>
          <style:tab-stop style:type="left" style:position="6.0486in"/>
          <style:tab-stop style:type="left" style:position="6.6847in"/>
          <style:tab-stop style:type="left" style:position="7.3208in"/>
          <style:tab-stop style:type="left" style:position="7.9569in"/>
          <style:tab-stop style:type="left" style:position="8.593in"/>
          <style:tab-stop style:type="left" style:position="9.2291in"/>
          <style:tab-stop style:type="left" style:position="9.8652in"/>
        </style:tab-stops>
      </style:paragraph-properties>
      <style:text-properties style:font-name="Calibri Light" style:font-name-asian="Times New Roman" style:font-name-complex="Consolas" fo:color="#242729" fo:font-size="16pt" style:font-size-asian="16pt" style:font-size-complex="16pt" fo:background-color="#EFF0F1" style:language-asian="en" style:country-asian="IN"/>
    </style:style>
    <style:style style:name="P76" style:parent-style-name="Normal" style:list-style-name="LFO1" style:family="paragraph">
      <style:paragraph-properties style:vertical-align="baseline" fo:margin-bottom="0in" fo:line-height="100%" fo:margin-left="0.3125in" fo:background-color="#FFFFFF">
        <style:tab-stops>
          <style:tab-stop style:type="left" style:position="0.1875in"/>
        </style:tab-stops>
      </style:paragraph-properties>
      <style:text-properties style:font-name="Calibri Light" style:font-name-asian="Times New Roman" style:font-name-complex="Arial" fo:color="#242729" fo:font-size="16pt" style:font-size-asian="16pt" style:font-size-complex="16pt" style:language-asian="en" style:country-asian="IN"/>
    </style:style>
    <style:style style:name="P77" style:parent-style-name="Normal" style:family="paragraph">
      <style:paragraph-properties style:vertical-align="baseline" fo:margin-bottom="0in" fo:line-height="100%" fo:margin-left="0.3125in" fo:background-color="#EFF0F1">
        <style:tab-stops>
          <style:tab-stop style:type="left" style:position="0.3236in"/>
          <style:tab-stop style:type="left" style:position="0.9597in"/>
          <style:tab-stop style:type="left" style:position="1.5958in"/>
          <style:tab-stop style:type="left" style:position="2.2319in"/>
          <style:tab-stop style:type="left" style:position="2.868in"/>
          <style:tab-stop style:type="left" style:position="3.5041in"/>
          <style:tab-stop style:type="left" style:position="4.1402in"/>
          <style:tab-stop style:type="left" style:position="4.7763in"/>
          <style:tab-stop style:type="left" style:position="5.4125in"/>
          <style:tab-stop style:type="left" style:position="6.0486in"/>
          <style:tab-stop style:type="left" style:position="6.6847in"/>
          <style:tab-stop style:type="left" style:position="7.3208in"/>
          <style:tab-stop style:type="left" style:position="7.9569in"/>
          <style:tab-stop style:type="left" style:position="8.593in"/>
          <style:tab-stop style:type="left" style:position="9.2291in"/>
          <style:tab-stop style:type="left" style:position="9.8652in"/>
        </style:tab-stops>
      </style:paragraph-properties>
    </style:style>
    <style:style style:name="T78" style:parent-style-name="DefaultParagraphFont" style:family="text">
      <style:text-properties style:font-name="Calibri Light" style:font-name-asian="Times New Roman" style:font-name-complex="Consolas" fo:color="#242729" fo:font-size="16pt" style:font-size-asian="16pt" style:font-size-complex="16pt" fo:background-color="#EFF0F1" style:language-asian="en" style:country-asian="IN"/>
    </style:style>
    <style:style style:name="P79" style:parent-style-name="HTMLPreformatted" style:family="paragraph">
      <style:paragraph-properties style:vertical-align="baseline" fo:background-color="#EFF0F1"/>
      <style:text-properties style:font-name="Consolas" style:font-name-complex="Consolas" fo:color="#242729"/>
    </style:style>
    <style:style style:name="P80" style:parent-style-name="Normal" style:family="paragraph">
      <style:text-properties style:font-name="Calibri Light" fo:font-weight="bold" style:font-weight-asian="bold" fo:font-size="18pt" style:font-size-asian="18pt" style:font-size-complex="18pt"/>
    </style:style>
  </office:automatic-styles>
  <office:body>
    <office:text text:use-soft-page-breaks="true">
      <text:p text:style-name="P1">XPLORE ATMOSPHERE</text:p>
      <text:p text:style-name="P2">In order to workout on this app ,here are the commands for installing node,npm and<text:s/>the procedure<text:s/>how to start<text:s/></text:p>
      <text:p text:style-name="P3"/>
      <text:p text:style-name="Normal"><text:span text:style-name="T4">Node.js is a Javascript run-time environment that allow us to execute Javascript code like if we were working on a server.</text:span><text:span text:style-name="T5"><text:s/> </text:span><text:span text:style-name="T6">NPM is a package manager for Javascript</text:span><text:span text:style-name="T7">, that is, NPM </text:span><text:span text:style-name="T8">allows us to install Javascript libraries</text:span><text:span text:style-name="T9"> </text:span></text:p>
      <text:p text:style-name="P10"/>
      <text:list text:style-name="LFO5" text:continue-numbering="true">
        <text:list-item>
          <text:p text:style-name="P11">Install node and npm</text:p>
        </text:list-item>
      </text:list>
      <text:p text:style-name="P12"><text:span text:style-name="T13">sudo apt-get install nodejs npm</text:span></text:p>
      <text:p text:style-name="P14"/>
      <text:list text:style-name="LFO5" text:continue-numbering="true">
        <text:list-item>
          <text:p text:style-name="P15">Make a project directory to build your app</text:p>
        </text:list-item>
      </text:list>
      <text:p text:style-name="P16"><text:span text:style-name="T17">mkdir reactApp</text:span></text:p>
      <text:p text:style-name="P18"><text:span text:style-name="T19">cd reactApp</text:span></text:p>
      <text:list text:style-name="LFO5" text:continue-numbering="true">
        <text:list-item>
          <text:p text:style-name="P20"><text:span text:style-name="T21">Initialize your npm project and add all your project lib/dependencies. You can press enter for all the questions asked during the </text:span><text:span text:style-name="T22">npm init</text:span><text:span text:style-name="T23">. Or you can use </text:span><text:span text:style-name="T24">npm init -y</text:span><text:span text:style-name="T25"> to skip all questions.</text:span></text:p>
        </text:list-item>
      </text:list>
      <text:p text:style-name="P26"><text:span text:style-name="T27">npm init OR npm init -y</text:span></text:p>
      <text:p text:style-name="P28"><text:span text:style-name="T29">npm install webpack --save</text:span></text:p>
      <text:p text:style-name="P30"><text:span text:style-name="T31">npm install webpack-dev-server --save</text:span></text:p>
      <text:p text:style-name="P32"><text:span text:style-name="T33">npm install react –save</text:span></text:p>
      <text:p text:style-name="P34"/>
      <text:list text:style-name="LFO5" text:continue-numbering="true">
        <text:list-item>
          <text:p text:style-name="P35">To bootstrap a react project <text:s/></text:p>
        </text:list-item>
        <text:list-item>
          <text:p text:style-name="P36">simply run<text:s/>the command</text:p>
        </text:list-item>
      </text:list>
      <text:p text:style-name="P37"/>
      <text:p text:style-name="P38"><text:span text:style-name="T39">npm install -g create-react-app</text:span></text:p>
      <text:p text:style-name="P40"/>
      <text:soft-page-break/>
      <text:list text:style-name="LFO5" text:continue-numbering="true">
        <text:list-item>
          <text:p text:style-name="P41">Then after it has been installed globally, you can now use it to create a project</text:p>
        </text:list-item>
      </text:list>
      <text:p text:style-name="P42"><text:span text:style-name="T43">create-react-app projectname</text:span></text:p>
      <text:list text:style-name="LFO5" text:continue-numbering="true">
        <text:list-item>
          <text:p text:style-name="P44">When that is done,</text:p>
        </text:list-item>
      </text:list>
      <text:p text:style-name="P45"><text:span text:style-name="T46">cd projectname</text:span></text:p>
      <text:p text:style-name="P47"/>
      <text:list text:style-name="LFO5" text:continue-numbering="true">
        <text:list-item>
          <text:p text:style-name="P48"><text:span text:style-name="T49">After this<text:s/></text:span></text:p>
        </text:list-item>
      </text:list>
      <text:p text:style-name="P50"/>
      <text:p text:style-name="P51">npm start will start our <text:s/>project</text:p>
      <text:p text:style-name="P52"/>
      <text:list text:style-name="LFO5" text:continue-numbering="true">
        <text:list-item>
          <text:p text:style-name="P53"><text:span text:style-name="T54">Create a folder named </text:span><text:span text:style-name="T55">react</text:span></text:p>
        </text:list-item>
      </text:list>
      <text:p text:style-name="P56">sudo apt install npm</text:p>
      <text:list text:style-name="LFO5" text:continue-numbering="true">
        <text:list-item>
          <text:p text:style-name="P57">These four commands are optional:</text:p>
        </text:list-item>
      </text:list>
      <text:p text:style-name="P58">npm install -g babel-cli</text:p>
      <text:p text:style-name="P59">npm install babel-preset-es2015 babel-preset-react</text:p>
      <text:p text:style-name="P60">npm install -g browserify</text:p>
      <text:p text:style-name="P61">npm install -g watchify</text:p>
      <text:list text:style-name="LFO5" text:continue-numbering="true">
        <text:list-item>
          <text:p text:style-name="P62">After installation run the following commands(eg:-print hello world)</text:p>
        </text:list-item>
      </text:list>
      <text:p text:style-name="P63">npm install -g create-react-app</text:p>
      <text:p text:style-name="P64">create-react-app hello-world</text:p>
      <text:p text:style-name="P65">cd hello-world</text:p>
      <text:p text:style-name="P66">npm start</text:p>
      <text:list text:style-name="LFO5" text:continue-numbering="true">
        <text:list-item>
          <text:p text:style-name="P67">You will get something like this:</text:p>
        </text:list-item>
      </text:list>
      <text:p text:style-name="P68">Success! Created hello-world at `/your-directory/react/hello-world`</text:p>
      <text:p text:style-name="P69">Inside that directory, you can run several commands:</text:p>
      <text:list text:style-name="LFO1" text:continue-numbering="true">
        <text:list-item>
          <text:p text:style-name="P70">Start the development server:</text:p>
        </text:list-item>
        <text:list-item>
          <text:p text:style-name="P71">npm start</text:p>
        </text:list-item>
        <text:list-item>
          <text:p text:style-name="P72">Bundle the app into static files for production:</text:p>
        </text:list-item>
        <text:list-item>
          <text:p text:style-name="P73">npm run build</text:p>
        </text:list-item>
        <text:list-item>
          <text:p text:style-name="P74">Start the test runner:</text:p>
        </text:list-item>
        <text:list-item>
          <text:p text:style-name="P75">npm test</text:p>
        </text:list-item>
        <text:list-item>
          <text:p text:style-name="P76">Remove this tool and copies build dependencies, configuration files and scripts into the app directory (if you do this, you can’t go back!):</text:p>
        </text:list-item>
      </text:list>
      <text:p text:style-name="P77"><text:span text:style-name="T78">npm run eject</text:span></text:p>
      <text:p text:style-name="P79"/>
      <text:p text:style-name="P8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onsolas" svg:font-family="Consolas" style:font-family-generic="modern" style:font-pitch="fixed" svg:panose-1="2 11 6 9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IN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rong" style:display-name="Strong" style:family="text" style:parent-style-name="DefaultParagraphFont">
      <style:text-properties fo:font-weight="bold" style:font-weight-asian="bold" style:font-weight-complex="bold"/>
    </style:style>
    <style:style style:name="HTMLPreformatted" style:display-name="HTML Preformatted" style:family="paragraph" style:parent-style-name="Normal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en" style:country-asian="IN" fo:hyphenate="false"/>
    </style:style>
    <style:style style:name="HTMLPreformattedChar" style:display-name="HTML Preformatted Char" style:family="text" style:parent-style-name="DefaultParagraphFont">
      <style:text-properties style:font-name="Courier New" style:font-name-asian="Times New Roman" style:font-name-complex="Courier New" fo:font-size="10pt" style:font-size-asian="10pt" style:font-size-complex="10pt" style:language-asian="en" style:country-asian="IN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/>
    </style:style>
    <style:style style:name="HTMLCode" style:display-name="HTML Code" style:family="text" style:parent-style-name="DefaultParagraphFont">
      <style:text-properties style:font-name="Courier New" style:font-name-asian="Times New Roman" style:font-name-complex="Courier New" fo:font-size="10pt" style:font-size-asian="10pt" style:font-size-complex="10pt"/>
    </style:style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en" style:country-asian="IN" fo:hyphenate="false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Symbol" fo:font-size="10pt" style:font-size-asian="10pt"/>
    </style:style>
    <style:style style:name="WW_CharLFO1LVL3" style:family="text">
      <style:text-properties style:font-name="Symbol" fo:font-size="10pt" style:font-size-asian="10pt"/>
    </style:style>
    <style:style style:name="WW_CharLFO1LVL4" style:family="text">
      <style:text-properties style:font-name="Symbol" fo:font-size="10pt" style:font-size-asian="10pt"/>
    </style:style>
    <style:style style:name="WW_CharLFO1LVL5" style:family="text">
      <style:text-properties style:font-name="Symbol" fo:font-size="10pt" style:font-size-asian="10pt"/>
    </style:style>
    <style:style style:name="WW_CharLFO1LVL6" style:family="text">
      <style:text-properties style:font-name="Symbol" fo:font-size="10pt" style:font-size-asian="10pt"/>
    </style:style>
    <style:style style:name="WW_CharLFO1LVL7" style:family="text">
      <style:text-properties style:font-name="Symbol" fo:font-size="10pt" style:font-size-asian="10pt"/>
    </style:style>
    <style:style style:name="WW_CharLFO1LVL8" style:family="text">
      <style:text-properties style:font-name="Symbol" fo:font-size="10pt" style:font-size-asian="10pt"/>
    </style:style>
    <style:style style:name="WW_CharLFO1LVL9" style:family="text">
      <style:text-properties style:font-name="Symbol" fo:font-size="10pt" style:font-size-asian="10pt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2">
      <text:list-level-style-bullet text:level="1" text:style-name="WW_CharLFO2LVL1" text:bullet-char="">
        <style:list-level-properties text:space-before="0.3437in" text:min-label-width="0.25in" text:list-level-position-and-space-mode="label-alignment">
          <style:list-level-label-alignment text:label-followed-by="listtab" fo:margin-left="0.5937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8437in" text:min-label-width="0.25in" text:list-level-position-and-space-mode="label-alignment">
          <style:list-level-label-alignment text:label-followed-by="listtab" fo:margin-left="1.0937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3437in" text:min-label-width="0.25in" text:list-level-position-and-space-mode="label-alignment">
          <style:list-level-label-alignment text:label-followed-by="listtab" fo:margin-left="1.5937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8437in" text:min-label-width="0.25in" text:list-level-position-and-space-mode="label-alignment">
          <style:list-level-label-alignment text:label-followed-by="listtab" fo:margin-left="2.0937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3437in" text:min-label-width="0.25in" text:list-level-position-and-space-mode="label-alignment">
          <style:list-level-label-alignment text:label-followed-by="listtab" fo:margin-left="2.5937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8437in" text:min-label-width="0.25in" text:list-level-position-and-space-mode="label-alignment">
          <style:list-level-label-alignment text:label-followed-by="listtab" fo:margin-left="3.0937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3437in" text:min-label-width="0.25in" text:list-level-position-and-space-mode="label-alignment">
          <style:list-level-label-alignment text:label-followed-by="listtab" fo:margin-left="3.5937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8437in" text:min-label-width="0.25in" text:list-level-position-and-space-mode="label-alignment">
          <style:list-level-label-alignment text:label-followed-by="listtab" fo:margin-left="4.0937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3437in" text:min-label-width="0.25in" text:list-level-position-and-space-mode="label-alignment">
          <style:list-level-label-alignment text:label-followed-by="listtab" fo:margin-left="4.5937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G.SWETHA</meta:initial-creator>
    <dc:creator>G.SWETHA</dc:creator>
    <meta:creation-date>2019-03-28T09:28:00Z</meta:creation-date>
    <dc:date>2019-03-28T09:28:00Z</dc:date>
    <meta:template xlink:href="Normal" xlink:type="simple"/>
    <meta:editing-cycles>2</meta:editing-cycles>
    <meta:editing-duration>PT0S</meta:editing-duration>
    <meta:document-statistic meta:page-count="3" meta:paragraph-count="3" meta:word-count="279" meta:character-count="1870" meta:row-count="13" meta:non-whitespace-character-count="1594"/>
  </office:meta>
</office:document-meta>
</file>